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officeooo:rsid="0013d5c7" officeooo:paragraph-rsid="0013d5c7" style:font-size-asian="8.75pt" style:font-size-complex="10pt"/>
    </style:style>
    <style:style style:name="P2" style:family="paragraph" style:parent-style-name="Standard">
      <style:text-properties style:font-name="Courier New" fo:font-size="10pt" fo:font-weight="bold" officeooo:rsid="0013d5c7" officeooo:paragraph-rsid="0013d5c7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margin-left="0cm" fo:text-indent="0cm" style:auto-text-indent="false"/>
      <style:text-properties style:font-name="Courier New" fo:font-size="10pt" officeooo:rsid="0013d5c7" officeooo:paragraph-rsid="0013d5c7" style:font-size-asian="8.75pt" style:font-size-complex="10pt"/>
    </style:style>
    <style:style style:name="P4" style:family="paragraph" style:parent-style-name="Standard">
      <style:paragraph-properties fo:margin-left="0cm" fo:text-indent="0cm" style:auto-text-indent="false"/>
      <style:text-properties style:font-name="Courier New" fo:font-size="10pt" fo:font-weight="bold" officeooo:rsid="0015c96d" officeooo:paragraph-rsid="0015c96d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margin-left="0cm" fo:text-indent="0cm" style:auto-text-indent="false"/>
      <style:text-properties style:font-name="Courier New" fo:font-size="10pt" officeooo:rsid="0015c96d" officeooo:paragraph-rsid="0015c96d" style:font-size-asian="8.75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6f9b0" style:font-weight-asian="bold" style:font-weight-complex="bold"/>
    </style:style>
    <style:style style:name="T3" style:family="text">
      <style:text-properties officeooo:rsid="0015c96d"/>
    </style:style>
    <style:style style:name="T4" style:family="text">
      <style:text-properties style:text-underline-style="dotted" style:text-underline-width="bold" style:text-underline-color="font-color" officeooo:rsid="0015c96d"/>
    </style:style>
    <style:style style:name="T5" style:family="text">
      <style:text-properties style:text-underline-style="dotted" style:text-underline-width="bold" style:text-underline-color="font-color" fo:font-weight="normal" style:font-weight-asian="normal" style:font-weight-complex="normal"/>
    </style:style>
    <style:style style:name="T6" style:family="text">
      <style:text-properties style:text-underline-style="dotte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5</text:p>
      <text:p text:style-name="P1">Bases de Datos – Modelo Relacional</text:p>
      <text:p text:style-name="P1">Jhonal Roca </text:p>
      <text:p text:style-name="P1"/>
      <text:p text:style-name="P1">Transformacion de relaciones reflexivas</text:p>
      <text:p text:style-name="P1"/>
      <text:p text:style-name="P1"/>
      <text:p text:style-name="P2">Ejercicio 1:</text:p>
      <text:p text:style-name="P1"/>
      <text:p text:style-name="P1">Escritor (<text:span text:style-name="T1">#id</text:span>, nombre)</text:p>
      <text:p text:style-name="P1"/>
      <text:p text:style-name="P1">EsSegidor (<text:span text:style-name="T2">#</text:span><text:span text:style-name="T1">id_escritor</text:span>, <text:span text:style-name="T2">#id_segidor</text:span>, fecha)</text:p>
      <text:p text:style-name="P1"><text:tab/>id_escritor → Escritor (<text:span text:style-name="T3">BR:MC</text:span>)</text:p>
      <text:p text:style-name="P1"><text:tab/>id_segidor → EsSegidor (<text:span text:style-name="T3">BR:MC</text:span>)</text:p>
      <text:p text:style-name="P1"/>
      <text:p text:style-name="P1"/>
      <text:p text:style-name="P2">Ejercicio 2:</text:p>
      <text:p text:style-name="P1"/>
      <text:p text:style-name="P3">Profesor (<text:span text:style-name="T1">#id</text:span>, nombre, <text:span text:style-name="T4">id_jefe</text:span><text:span text:style-name="T3">, fecha</text:span>)</text:p>
      <text:p text:style-name="P3"><text:tab/><text:span text:style-name="T3">id_jefe → Profesor (BR:MC)</text:span></text:p>
      <text:p text:style-name="P3"/>
      <text:p text:style-name="P3"/>
      <text:p text:style-name="P4">Ejercicio 3:</text:p>
      <text:p text:style-name="P5"/>
      <text:p text:style-name="P5">Empleado (<text:span text:style-name="T1">#id</text:span>, nombre)</text:p>
      <text:p text:style-name="P5"/>
      <text:p text:style-name="P5">Espareja (<text:span text:style-name="T2">#</text:span><text:span text:style-name="T1">id_empleado</text:span>, <text:span text:style-name="T5">id_pareja</text:span>, fecha, dia)</text:p>
      <text:p text:style-name="P5"><text:tab/>id_empleado → Empleado (BR:MC)</text:p>
      <text:p text:style-name="P5"><text:tab/>id_pareja → Empleado (BR:MC)</text:p>
      <text:p text:style-name="P5"/>
      <text:p text:style-name="P5"/>
      <text:p text:style-name="P4">Ejercicio 4:</text:p>
      <text:p text:style-name="P5"/>
      <text:p text:style-name="P5">Empleado (<text:span text:style-name="T1">#id</text:span>, nombre, <text:span text:style-name="T6">id_jefe</text:span>, fecha, dias)</text:p>
      <text:p text:style-name="P5"><text:tab/>id_jefe → Empleado (BR:MC)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09:05:58.622562000</meta:creation-date>
    <dc:date>2025-11-21T09:29:59.111244400</dc:date>
    <meta:editing-duration>PT12M47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20" meta:word-count="71" meta:character-count="538" meta:non-whitespace-character-count="479"/>
  </office:meta>
</office:document-meta>
</file>